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8510Tests.abstractRefreshableWAC_respectsInitParam_overProgrammaticConfig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r8510Tests.abstractRefreshableWAC_respectsProgrammaticConfig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r8510Tests.customAbstractRefreshableWAC_fallsBackToInit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pr8510Tests.annotationConfigWA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8510Tests.abstractRefreshableWAC_fallsBackToConventionBasedNam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8510Tests.genericWA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8510Tests.getDefaultConfig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8510Tests.abstractRefreshableWAC_fallsBackToInit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